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76ab" officeooo:paragraph-rsid="001a76ab"/>
    </style:style>
    <style:style style:name="P2" style:family="paragraph" style:parent-style-name="Standard">
      <style:text-properties officeooo:rsid="001a76ab" officeooo:paragraph-rsid="001bffbc"/>
    </style:style>
    <style:style style:name="P3" style:family="paragraph" style:parent-style-name="Standard">
      <style:text-properties officeooo:rsid="001bffbc" officeooo:paragraph-rsid="001bffbc"/>
    </style:style>
    <style:style style:name="P4" style:family="paragraph" style:parent-style-name="Standard">
      <style:text-properties officeooo:rsid="001bffbc" officeooo:paragraph-rsid="0020e0d3"/>
    </style:style>
    <style:style style:name="P5" style:family="paragraph" style:parent-style-name="Standard">
      <style:text-properties officeooo:rsid="001ee545" officeooo:paragraph-rsid="001ee545"/>
    </style:style>
    <style:style style:name="P6" style:family="paragraph" style:parent-style-name="Standard">
      <style:text-properties style:text-position="0% 100%" style:font-name="Liberation Serif" officeooo:rsid="0021f556" officeooo:paragraph-rsid="001ee545"/>
    </style:style>
    <style:style style:name="P7" style:family="paragraph" style:parent-style-name="Standard">
      <style:text-properties style:text-position="0% 100%" style:font-name="Liberation Serif" officeooo:rsid="0021f556" officeooo:paragraph-rsid="0021f556"/>
    </style:style>
    <style:style style:name="T1" style:family="text">
      <style:text-properties officeooo:rsid="001bffbc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20e0d3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0% 100%" style:font-name="Liberation Serif"/>
    </style:style>
    <style:style style:name="T6" style:family="text">
      <style:text-properties style:text-position="0% 100%" style:font-name="Liberation Serif" officeooo:rsid="001d4939"/>
    </style:style>
    <style:style style:name="T7" style:family="text">
      <style:text-properties style:text-position="0% 100%" style:font-name="Liberation Serif" officeooo:rsid="0020e0d3"/>
    </style:style>
    <style:style style:name="T8" style:family="text">
      <style:text-properties style:text-position="0% 100%" style:font-name="Liberation Serif" officeooo:rsid="0021f556"/>
    </style:style>
    <style:style style:name="T9" style:family="text">
      <style:text-properties style:text-position="0% 100%" style:font-name="Liberation Serif1"/>
    </style:style>
    <style:style style:name="T10" style:family="text">
      <style:text-properties style:text-position="0% 100%" style:font-name="Liberation Serif1" officeooo:rsid="0020e0d3"/>
    </style:style>
    <style:style style:name="T11" style:family="text">
      <style:text-properties officeooo:rsid="001d4939"/>
    </style:style>
    <style:style style:name="T12" style:family="text">
      <style:text-properties style:text-position="super 58%" style:font-name="Liberation Serif" style:text-underline-style="none" officeooo:rsid="0020e0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1 </text:p>
      <text:p text:style-name="P2">a.<text:span text:style-name="T1">1</text:span>)</text:p>
      <text:p text:style-name="P1"/>
      <text:p text:style-name="P1">fun_true() : </text:p>
      <text:p text:style-name="P1">Hier werden die Parameter in Form einer Matrix für die Parabel definiert und zurückgegeben.</text:p>
      <text:p text:style-name="P1"/>
      <text:p text:style-name="P1">GenerateDataSet():</text:p>
      <text:p text:style-name="P1">Generieren einer Datenmatrix X und die Werte werden der Funktion fun_true übergeben. Auf die Daten wird so lange noch ein Rauschen aufgelegt, solange das Rauschen größer 0 ist. Das Aufaddieren des Rauschens wird über eine Gaußverteilung gemacht, <text:span text:style-name="T11">wobei der Mittelwert 0 ist und eine Varianz von 10 besitzt.</text:span></text:p>
      <text:p text:style-name="P1"/>
      <text:p text:style-name="P1">GetDataError(): </text:p>
      <text:p text:style-name="P3">Die Least Square wird zwischen der Vorhersage Y und den tatsächlichen Zielwerten ermittelt → durch Differenz, welche Quadriert wird. </text:p>
      <text:p text:style-name="P3"/>
      <text:p text:style-name="P3">phi_polynomial():</text:p>
      <text:p text:style-name="P3">definieren der Basisfunktion mit den übergebenden Daten X und liefert eine Liste den Merkmalsvektor zurück.</text:p>
      <text:p text:style-name="P3"/>
      <text:p text:style-name="P3">a.2) von der Funktion fun_true</text:p>
      <text:p text:style-name="P4">a.3) <text:span text:style-name="T2">ϕ</text:span><text:span text:style-name="T3">1</text:span><text:span text:style-name="T4"> </text:span><text:span text:style-name="T7">(x) =1, <text:s/></text:span><text:span text:style-name="T9">ϕ</text:span><text:span text:style-name="T10">2 </text:span><text:span text:style-name="T7">(x) =x, <text:s/></text:span><text:span text:style-name="T9">ϕ</text:span><text:span text:style-name="T10">3</text:span><text:span text:style-name="T4"> </text:span><text:span text:style-name="T7">(x) =x² … </text:span><text:span text:style-name="T9">ϕ</text:span><text:span text:style-name="T10">n </text:span><text:span text:style-name="T7">(x) =x</text:span><text:span text:style-name="T12">deg</text:span><text:span text:style-name="T7"> </text:span></text:p>
      <text:p text:style-name="P4"><text:span text:style-name="T6">a.4) lmbda </text:span><text:span text:style-name="T8">gewichtet die Werte in der Fehlerfunktion</text:span></text:p>
      <text:p text:style-name="P5"><text:span text:style-name="T5">a.5) Der Unterschied liegt darin, </text:span><text:span text:style-name="T8">dass X die Werte und T die Zielmatrix ist.</text:span></text:p>
      <text:p text:style-name="P6"><text:tab/>X_Test und T_Test werden zum Trainieren verwendet.</text:p>
      <text:p text:style-name="P7">a.6) Kreuze sind Datenpunkte der diversen Klassen. Grüne Kurve ist die ideale Trennkurve, die <text:s text:c="70"/><text:tab/> Rote die momentan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7:45:08.489825709</meta:creation-date>
    <dc:date>2019-11-28T18:31:44.259782666</dc:date>
    <meta:editing-duration>PT15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70" meta:character-count="1163" meta:non-whitespace-character-count="930"/>
  </office:meta>
</office:document-meta>
</file>